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e7fa" officeooo:paragraph-rsid="000be7fa"/>
    </style:style>
    <style:style style:name="P2" style:family="paragraph" style:parent-style-name="Standard">
      <style:text-properties style:text-underline-style="none" officeooo:rsid="000be7fa" officeooo:paragraph-rsid="000be7f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daabe"/>
    </style:style>
    <style:style style:name="T3" style:family="text">
      <style:text-properties style:text-underline-style="none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style:text-underline-style="dotted" style:text-underline-width="auto" style:text-underline-color="font-color" officeooo:rsid="000daabe"/>
    </style:style>
    <style:style style:name="T6" style:family="text">
      <style:text-properties style:text-underline-style="dotted" style:text-underline-width="auto" style:text-underline-color="font-color"/>
    </style:style>
    <style:style style:name="T7" style:family="text">
      <style:text-properties officeooo:rsid="000daabe"/>
    </style:style>
    <style:style style:name="T8" style:family="text">
      <style:text-properties style:text-underline-style="dotted" style:text-underline-width="auto" style:text-underline-color="font-color" officeooo:rsid="000daa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Equipos:(<text:span text:style-name="T1">Cod.Equipo</text:span><text:span text:style-name="T3">,director,</text:span></text:p>
      <text:p text:style-name="P1"><text:span text:style-name="T3"/></text:p>
      <text:p text:style-name="P1"><text:span text:style-name="T3">Ciclista:(nombre,edad, </text:span><text:span text:style-name="T1">dorsal</text:span><text:span text:style-name="T3">,</text:span><text:span text:style-name="T4">cod.equipo</text:span></text:p>
      <text:p text:style-name="P1"><text:span text:style-name="T4"/></text:p>
      <text:p text:style-name="P1"><text:span text:style-name="T3">Etapa:(</text:span><text:span text:style-name="T1">Num.Etapa</text:span><text:span text:style-name="T3">, km, salida, llegada,</text:span><text:span text:style-name="T4">dorsal ganador</text:span></text:p>
      <text:p text:style-name="P1"><text:span text:style-name="T4"/></text:p>
      <text:p text:style-name="P2">Participa:(<text:span text:style-name="T1">num.Etapa</text:span>, dorsal, </text:p>
      <text:p text:style-name="P2"/>
      <text:p text:style-name="P2">Puerto:(<text:span text:style-name="T1">nombre</text:span>,%,altura,Categoría, <text:span text:style-name="T6">Num.Etapa,</text:span> </text:p>
      <text:p text:style-name="P2"/>
      <text:p text:style-name="P2">Maillot:(<text:span text:style-name="T1">Cód.Maillot</text:span>, tipo, color, premio,</text:p>
      <text:p text:style-name="P2"/>
      <text:p text:style-name="P2"><text:tab/>lleva:(<text:span text:style-name="T2">num.Etapa+Cód.Maillot</text:span><text:span text:style-name="T7">, </text:span><text:span text:style-name="T8">dorsal</text:span><text:span text:style-name="T7">,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0T19:39:55.595000000</dc:date>
    <meta:editing-duration>PT10M9S</meta:editing-duration>
    <meta:editing-cycles>1</meta:editing-cycles>
    <meta:document-statistic meta:table-count="0" meta:image-count="0" meta:object-count="0" meta:page-count="1" meta:paragraph-count="7" meta:word-count="18" meta:character-count="277" meta:non-whitespace-character-count="263"/>
    <meta:generator>LibreOffice/7.2.1.2$Windows_X86_64 LibreOffice_project/87b77fad49947c1441b67c559c339af8f3517e22</meta:generator>
  </office:meta>
</office:document-meta>
</file>